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1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2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5" style:family="paragraph" style:parent-style-name="Standard" style:list-style-name="L7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7" style:family="paragraph" style:parent-style-name="Standard" style:list-style-name="L8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3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3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3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4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714902" style:font-size-asian="14pt" style:font-size-complex="14pt"/>
    </style:style>
    <style:style style:name="P44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46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47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ff020" officeooo:paragraph-rsid="006ff020" style:font-size-asian="14pt" style:font-size-complex="14pt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14902" officeooo:paragraph-rsid="00714902" style:font-size-asian="14pt" style:font-size-complex="14pt"/>
    </style:style>
    <style:style style:name="P51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0ccf" officeooo:paragraph-rsid="00730ccf" style:font-size-asian="14pt" style:font-size-complex="14pt"/>
    </style:style>
    <style:style style:name="P5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dc31" officeooo:paragraph-rsid="0073dc31" style:font-size-asian="14pt" style:font-size-complex="14pt"/>
    </style:style>
    <style:style style:name="P53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68035" officeooo:paragraph-rsid="00768035" style:font-size-asian="14pt" style:font-size-complex="14pt"/>
    </style:style>
    <style:style style:name="P5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7e213" officeooo:paragraph-rsid="0077e213" style:font-size-asian="14pt" style:font-size-complex="14pt"/>
    </style:style>
    <style:style style:name="P55" style:family="paragraph" style:parent-style-name="Standard" style:list-style-name="L9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3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64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fo:color="#ff0000" loext:opacity="100%" officeooo:rsid="00337712" officeooo:paragraph-rsid="00337712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68" style:family="paragraph" style:parent-style-name="Standard" style:list-style-name="L7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74d127" officeooo:paragraph-rsid="0074d127" style:font-size-asian="14pt" style:font-size-complex="14pt"/>
    </style:style>
    <style:style style:name="P69" style:family="paragraph" style:parent-style-name="Standard" style:list-style-name="L9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style:style style:name="T24" style:family="text">
      <style:text-properties officeooo:rsid="00631d78"/>
    </style:style>
    <style:style style:name="T25" style:family="text">
      <style:text-properties officeooo:rsid="0066a08c"/>
    </style:style>
    <style:style style:name="T26" style:family="text">
      <style:text-properties fo:color="#81d41a" loext:opacity="100%" officeooo:rsid="0059c020"/>
    </style:style>
    <style:style style:name="T27" style:family="text">
      <style:text-properties officeooo:rsid="006da7b3"/>
    </style:style>
    <style:style style:name="T28" style:family="text">
      <style:text-properties officeooo:rsid="006de62b"/>
    </style:style>
    <style:style style:name="T29" style:family="text">
      <style:text-properties officeooo:rsid="00714902"/>
    </style:style>
    <style:style style:name="T30" style:family="text">
      <style:text-properties officeooo:rsid="0073dc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611014" text:style-name="L1">
        <text:list-item>
          <text:p text:style-name="P12">Общие сведения.</text:p>
          <text:p text:style-name="P15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5"/>
        </text:list-item>
        <text:list-item>
          <text:p text:style-name="P13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16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6"/>
          <text:p text:style-name="P17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4234873059" text:style-name="L2">
        <text:list-item>
          <text:list>
            <text:list-item>
              <text:p text:style-name="P57">выполнение заказа;</text:p>
            </text:list-item>
            <text:list-item>
              <text:p text:style-name="P58">управление продажами;</text:p>
            </text:list-item>
            <text:list-item>
              <text:p text:style-name="P59">управление услугами.</text:p>
            </text:list-item>
          </text:list>
        </text:list-item>
      </text:list>
      <text:p text:style-name="P10"/>
      <text:list xml:id="list113205300182800" text:continue-numbering="true" text:style-name="L2">
        <text:list-header>
          <text:p text:style-name="P60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61">повышение качества (полноты, точности, достоверности, своевременности) информации;</text:p>
            </text:list-item>
            <text:list-item>
              <text:p text:style-name="P61">создание единой системы отчётности по показателям деятельности;</text:p>
            </text:list-item>
            <text:list-item>
              <text:p text:style-name="P61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61">облегчения работы с клиентами.</text:p>
            </text:list-item>
          </text:list>
        </text:list-header>
      </text:list>
      <text:p text:style-name="P11"/>
      <text:p text:style-name="P11"/>
      <text:p text:style-name="P11"/>
      <text:p text:style-name="P11"/>
      <text:p text:style-name="P11"/>
      <text:list xml:id="list113206307860080" text:continue-list="list1260611014" text:style-name="L1">
        <text:list-item>
          <text:p text:style-name="P14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113206335675346" text:continue-numbering="true" text:style-name="L1">
        <text:list-item>
          <text:p text:style-name="P14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18">Программный модуль должен поддерживать следующие режимы функционирования:</text:p>
        </text:list-item>
      </text:list>
      <text:list xml:id="list4293323600" text:style-name="L3">
        <text:list-item>
          <text:list>
            <text:list-item>
              <text:p text:style-name="P19">Основной режим программного модуля, в котором подсистемы выполняют базовый набор функций;</text:p>
            </text:list-item>
            <text:list-item>
              <text:p text:style-name="P19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13206098112475" text:continue-list="list113206335675346" text:style-name="L1">
        <text:list-item>
          <text:p text:style-name="P56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66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102612896" text:style-name="L4">
        <text:list-item>
          <text:p text:style-name="P67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67">Разработка рабочей документации. Адаптация программ (продолжительность — У месяцев)</text:p>
        </text:list-item>
        <text:list-item>
          <text:p text:style-name="P67">Ввод в действие (продолжительность — Г месяцев).</text:p>
          <text:p text:style-name="P67"/>
        </text:list-item>
      </text:list>
      <text:p text:style-name="P2"/>
      <text:p text:style-name="P2"><text:soft-page-break/></text:p>
      <text:list xml:id="list113205902840506" text:continue-list="list113206098112475" text:style-name="L1">
        <text:list-item>
          <text:p text:style-name="P14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20">Виды и объём испытаний системы</text:p>
            </text:list-item>
          </text:list>
        </text:list-item>
      </text:list>
      <text:list xml:id="list2451533544" text:style-name="L5">
        <text:list-item>
          <text:list>
            <text:list-item>
              <text:list>
                <text:list-item>
                  <text:p text:style-name="P21">Предварительные испытания</text:p>
                </text:list-item>
                <text:list-item>
                  <text:p text:style-name="P21">Опытная эксплуатация</text:p>
                </text:list-item>
                <text:list-item>
                  <text:p text:style-name="P21">Приёмочные испытания</text:p>
                </text:list-item>
              </text:list>
            </text:list-item>
          </text:list>
        </text:list-item>
      </text:list>
      <text:list xml:id="list113206645667910" text:continue-list="list113205902840506" text:style-name="L1">
        <text:list-item>
          <text:list>
            <text:list-item>
              <text:p text:style-name="P20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6">Стадия испытаний</text:p>
          </table:table-cell>
          <table:table-cell table:style-name="Таблица2.A1" office:value-type="string">
            <text:p text:style-name="P6">Участники испытаний</text:p>
          </table:table-cell>
          <table:table-cell table:style-name="Таблица2.A1" office:value-type="string">
            <text:p text:style-name="P6">Место и срок проведения</text:p>
          </table:table-cell>
          <table:table-cell table:style-name="Таблица2.A1" office:value-type="string">
            <text:p text:style-name="P6">Порядок согласования документации</text:p>
          </table:table-cell>
          <table:table-cell table:style-name="Таблица2.E1" office:value-type="string">
            <text:p text:style-name="P6">Статус приёмочной комиссии</text:p>
          </table:table-cell>
        </table:table-row>
        <table:table-row>
          <table:table-cell table:style-name="Таблица2.A2" office:value-type="string">
            <text:p text:style-name="P6">Предварительные испытания</text:p>
          </table:table-cell>
          <table:table-cell table:style-name="Таблица2.A2" office:value-type="string">
            <text:p text:style-name="P6">Организация Заказчика и Разработчика</text:p>
          </table:table-cell>
          <table:table-cell table:style-name="Таблица2.A2" office:value-type="string">
            <text:p text:style-name="P6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предварительных испытаний. Фиксирование выявленных неполадок в Протоколе испытаний.</text:p>
            <text:p text:style-name="P8">Устранение выявленных неполадок. Принятие решения о возможности передачи программного модуля в опытную эксплуатаци.</text:p>
            <text:p text:style-name="P8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6">Экспертная группа</text:p>
          </table:table-cell>
        </table:table-row>
        <table:table-row>
          <table:table-cell table:style-name="Таблица2.A2" office:value-type="string">
            <text:p text:style-name="P8">Опытная эксплуатация</text:p>
          </table:table-cell>
          <table:table-cell table:style-name="Таблица2.A2" office:value-type="string">
            <text:p text:style-name="P8">Организации Заказчика и Разработчкиа</text:p>
          </table:table-cell>
          <table:table-cell table:style-name="Таблица2.A2" office:value-type="string">
            <text:p text:style-name="P7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опытной эксплуатации. Фиксирование выявленных неполадок в Протоколе испытаний.</text:p>
            <text:p text:style-name="P8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8">Группа тестирования</text:p>
          </table:table-cell>
        </table:table-row>
        <table:table-row>
          <table:table-cell table:style-name="Таблица2.A2" office:value-type="string">
            <text:p text:style-name="P8">Приёмочные испытания</text:p>
          </table:table-cell>
          <table:table-cell table:style-name="Таблица2.A2" office:value-type="string">
            <text:p text:style-name="P8">Организации Заказчика и Разработчика</text:p>
          </table:table-cell>
          <table:table-cell table:style-name="Таблица2.A2" office:value-type="string">
            <text:p text:style-name="P5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9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9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8"/>
          </table:table-cell>
        </table:table-row>
      </table:table>
      <text:p text:style-name="P3"/>
      <text:p text:style-name="P2"/>
      <text:list xml:id="list113205235889675" text:continue-numbering="true" text:style-name="L1">
        <text:list-item>
          <text:p text:style-name="P14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62">В перечень основных мероприятий включают:</text:p>
        </text:list-item>
      </text:list>
      <text:list xml:id="list3378393080" text:style-name="L6">
        <text:list-item>
          <text:p text:style-name="P63">Технические мероприятия;</text:p>
          <text:list>
            <text:list-item>
              <text:p text:style-name="P64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64">осуществлена установка необходимого программного модуля;</text:p>
            </text:list-item>
            <text:list-item>
              <text:p text:style-name="P64">организованно необходимое сетевое взаимодействие.</text:p>
            </text:list-item>
          </text:list>
        </text:list-item>
        <text:list-item>
          <text:p text:style-name="P63">Организационные мероприятия;</text:p>
          <text:list>
            <text:list-item>
              <text:p text:style-name="P65">организация доступа к базам данных источников;</text:p>
            </text:list-item>
            <text:list-item>
              <text:p text:style-name="P65">определение регламента информирования об изменениях структур систем-источников;</text:p>
            </text:list-item>
            <text:list-item>
              <text:p text:style-name="P22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64">Изменения в информационном обеспечении.</text:p>
          <text:list>
            <text:list-item>
              <text:p text:style-name="P64">???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4"><text:soft-page-break/>ЧТО ДОЛЖНА ДЕЛАТЬ ПРОГРАММА, ФУНКЦИОНАЛ бл.</text:p>
      <text:list xml:id="list2973507037" text:style-name="L7">
        <text:list-item>
          <text:p text:style-name="P23">Перед началом работы необходимо авторизоваться;</text:p>
          <text:list>
            <text:list-item>
              <text:p text:style-name="P23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23">Функционал зависящий от роли пользователя;</text:p>
          <text:list>
            <text:list-item>
              <text:p text:style-name="P24">Пользователь (заказчик);</text:p>
              <text:list>
                <text:list-item>
                  <text:p text:style-name="P25">Просмотр списка продуктов.</text:p>
                  <text:list>
                    <text:list-item>
                      <text:p text:style-name="P24"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</text:p>
                    </text:list-item>
                    <text:list-item>
                      <text:p text:style-name="P24">Заказ</text:p>
                    </text:list-item>
                    <text:list-item>
                      <text:p text:style-name="P52">Добавление в избранное</text:p>
                    </text:list-item>
                  </text:list>
                </text:list-item>
                <text:list-item>
                  <text:p text:style-name="P24">Просмотр списка услуг</text:p>
                  <text:list>
                    <text:list-item>
                      <text:p text:style-name="P24">Фильтрация</text:p>
                    </text:list-item>
                    <text:list-item>
                      <text:p text:style-name="P24">Сортировка</text:p>
                    </text:list-item>
                    <text:list-item>
                      <text:p text:style-name="P24">Поиска</text:p>
                    </text:list-item>
                    <text:list-item>
                      <text:p text:style-name="P24">Заказ</text:p>
                    </text:list-item>
                  </text:list>
                </text:list-item>
                <text:list-item>
                  <text:p text:style-name="P52">Просмотр избранного</text:p>
                </text:list-item>
                <text:list-item>
                  <text:p text:style-name="P29">Редактирование информации о себе</text:p>
                </text:list-item>
                <text:list-item>
                  <text:p text:style-name="P29">Просмотр истории заказов (статуса выполнения)</text:p>
                  <text:list>
                    <text:list-item>
                      <text:p text:style-name="P30">Фильтрация</text:p>
                    </text:list-item>
                    <text:list-item>
                      <text:p text:style-name="P30">Сортировка</text:p>
                    </text:list-item>
                    <text:list-item>
                      <text:p text:style-name="P30">Поиск</text:p>
                    </text:list-item>
                    <text:list-item>
                      <text:p text:style-name="P53">Отмена заказа</text:p>
                    </text:list-item>
                  </text:list>
                </text:list-item>
                <text:list-item>
                  <text:p text:style-name="P29">Просмотр истории предоставления услуг (статус<text:span text:style-name="T24">а</text:span> выполнения)</text:p>
                  <text:list>
                    <text:list-item>
                      <text:p text:style-name="P30">Фильтрация</text:p>
                    </text:list-item>
                    <text:list-item>
                      <text:p text:style-name="P30">Сортировка</text:p>
                    </text:list-item>
                    <text:list-item>
                      <text:p text:style-name="P30">Поиск</text:p>
                    </text:list-item>
                    <text:list-item>
                      <text:p text:style-name="P53">Отмена заказа</text:p>
                    </text:list-item>
                  </text:list>
                </text:list-item>
              </text:list>
            </text:list-item>
            <text:list-item>
              <text:p text:style-name="P31"><text:soft-page-break/>Работник (редактор)</text:p>
              <text:list>
                <text:list-item>
                  <text:p text:style-name="P31">Все функции пользователя</text:p>
                </text:list-item>
                <text:list-item>
                  <text:p text:style-name="P31">Просмотр истории заказов продуктов <text:span text:style-name="T30">и услуг </text:span>всех пользователей</text:p>
                  <text:list>
                    <text:list-item>
                      <text:p text:style-name="P31">Редактирование данных о заказах <text:span text:style-name="T27">продукта</text:span></text:p>
                    </text:list-item>
                    <text:list-item>
                      <text:p text:style-name="P31">Возможность менять статус выполнения заказа</text:p>
                    </text:list-item>
                    <text:list-item>
                      <text:p text:style-name="P32">Возможность удаления (отмены<text:span text:style-name="T28">)</text:span> заказа</text:p>
                    </text:list-item>
                  </text:list>
                </text:list-item>
                <text:list-item>
                  <text:p text:style-name="P68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54">Работник (кладовщик)</text:p>
              <text:list>
                <text:list-item>
                  <text:p text:style-name="P54">Все функции пользователя</text:p>
                </text:list-item>
                <text:list-item>
                  <text:p text:style-name="P54">Просмотр информации о реализации товаров</text:p>
                  <text:list>
                    <text:list-item>
                      <text:p text:style-name="P54">Редактирование данных</text:p>
                    </text:list-item>
                    <text:list-item>
                      <text:p text:style-name="P54">Удаление данных</text:p>
                    </text:list-item>
                  </text:list>
                </text:list-item>
              </text:list>
            </text:list-item>
          </text:list>
        </text:list-item>
      </text:list>
      <text:list xml:id="list272931796" text:style-name="L8">
        <text:list-header>
          <text:p text:style-name="P26"/>
          <text:p text:style-name="P27">СУЩНОСТИ</text:p>
        </text:list-header>
      </text:list>
      <text:list xml:id="list3485047485" text:style-name="L9">
        <text:list-item>
          <text:p text:style-name="P33">Роли</text:p>
          <text:list>
            <text:list-item>
              <text:p text:style-name="P33">Идентификатор</text:p>
            </text:list-item>
            <text:list-item>
              <text:p text:style-name="P33">Название</text:p>
              <text:list>
                <text:list-item>
                  <text:p text:style-name="P34">Пользователь <text:span text:style-name="T25">(заказчик)</text:span></text:p>
                </text:list-item>
                <text:list-item>
                  <text:p text:style-name="P34">Администратор <text:span text:style-name="T26">(доступны все функции)</text:span></text:p>
                </text:list-item>
                <text:list-item>
                  <text:p text:style-name="P34">Работник</text:p>
                  <text:list>
                    <text:list-item>
                      <text:p text:style-name="P35">Кладовщик</text:p>
                    </text:list-item>
                    <text:list-item>
                      <text:p text:style-name="P35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3">С</text:span><text:span text:style-name="T12">татус</text:span></text:p>
          <text:list>
            <text:list-item>
              <text:p text:style-name="P50">Идентификатор</text:p>
            </text:list-item>
            <text:list-item>
              <text:p text:style-name="P50">Название</text:p>
              <text:list>
                <text:list-item>
                  <text:p text:style-name="P43">Ожидает начала выполнения</text:p>
                </text:list-item>
                <text:list-item>
                  <text:p text:style-name="P43">В процессе</text:p>
                </text:list-item>
                <text:list-item>
                  <text:p text:style-name="P43">Выполнен</text:p>
                </text:list-item>
              </text:list>
            </text:list-item>
            <text:list-item>
              <text:p text:style-name="P50">Описание</text:p>
            </text:list-item>
          </text:list>
        </text:list-item>
        <text:list-item>
          <text:p text:style-name="P33">Пользователь</text:p>
          <text:list>
            <text:list-item>
              <text:p text:style-name="P36">Идентификатор</text:p>
            </text:list-item>
            <text:list-item>
              <text:p text:style-name="P28">Фамилия</text:p>
            </text:list-item>
            <text:list-item>
              <text:p text:style-name="P28">Имя</text:p>
            </text:list-item>
            <text:list-item>
              <text:p text:style-name="P28">Отчество</text:p>
            </text:list-item>
            <text:list-item>
              <text:p text:style-name="P28">Дата рождения</text:p>
            </text:list-item>
            <text:list-item>
              <text:p text:style-name="P28">Логин</text:p>
            </text:list-item>
            <text:list-item>
              <text:p text:style-name="P28">Пароль</text:p>
            </text:list-item>
            <text:list-item>
              <text:p text:style-name="P28">Роль</text:p>
            </text:list-item>
            <text:list-item>
              <text:p text:style-name="P28">Телефон</text:p>
            </text:list-item>
            <text:list-item>
              <text:p text:style-name="P55">E-Mail</text:p>
            </text:list-item>
            <text:list-item>
              <text:p text:style-name="P28">Дата регистрации</text:p>
            </text:list-item>
            <text:list-item>
              <text:p text:style-name="P37">Количество покупок товаров</text:p>
            </text:list-item>
            <text:list-item>
              <text:p text:style-name="P37">Количество оказанных услуг</text:p>
            </text:list-item>
          </text:list>
        </text:list-item>
        <text:list-item>
          <text:p text:style-name="P36"><text:soft-page-break/>Категория продукта</text:p>
          <text:list>
            <text:list-item>
              <text:p text:style-name="P36">Идентификатор</text:p>
            </text:list-item>
            <text:list-item>
              <text:p text:style-name="P36">Название</text:p>
              <text:list>
                <text:list-item>
                  <text:p text:style-name="P36">Бухгалтерия</text:p>
                </text:list-item>
                <text:list-item>
                  <text:p text:style-name="P36">Зарплата и управление</text:p>
                </text:list-item>
                <text:list-item>
                  <text:p text:style-name="P36">Торговля</text:p>
                </text:list-item>
                <text:list-item>
                  <text:p text:style-name="P36">Отраслевые решения</text:p>
                </text:list-item>
                <text:list-item>
                  <text:p text:style-name="P36">Лицензии</text:p>
                </text:list-item>
                <text:list-item>
                  <text:p text:style-name="P36">Управленческий учёт</text:p>
                </text:list-item>
                <text:list-item>
                  <text:p text:style-name="P36">Некоммерческие организации</text:p>
                </text:list-item>
              </text:list>
            </text:list-item>
            <text:list-item>
              <text:p text:style-name="P38">Дата появления?</text:p>
            </text:list-item>
          </text:list>
        </text:list-item>
        <text:list-item>
          <text:p text:style-name="P36">Продукт </text:p>
          <text:list>
            <text:list-item>
              <text:p text:style-name="P38">Идентификатор</text:p>
            </text:list-item>
            <text:list-item>
              <text:p text:style-name="P38">Идентификатор категории продукта</text:p>
            </text:list-item>
            <text:list-item>
              <text:p text:style-name="P38">Название</text:p>
            </text:list-item>
            <text:list-item>
              <text:p text:style-name="P49">Изображение</text:p>
            </text:list-item>
            <text:list-item>
              <text:p text:style-name="P38">Описание</text:p>
            </text:list-item>
            <text:list-item>
              <text:p text:style-name="P38">Стоимость</text:p>
            </text:list-item>
            <text:list-item>
              <text:p text:style-name="P38">Количество на складе?</text:p>
            </text:list-item>
            <text:list-item>
              <text:p text:style-name="P38">Скидка</text:p>
            </text:list-item>
            <text:list-item>
              <text:p text:style-name="P39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40">Услуга</text:p>
          <text:list>
            <text:list-item>
              <text:p text:style-name="P40">Идентификатор</text:p>
            </text:list-item>
            <text:list-item>
              <text:p text:style-name="P40">Название</text:p>
            </text:list-item>
            <text:list-item>
              <text:p text:style-name="P40">Описание</text:p>
            </text:list-item>
            <text:list-item>
              <text:p text:style-name="P40">Цена за час</text:p>
            </text:list-item>
            <text:list-item>
              <text:p text:style-name="P39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41">Заказы продуктов пользователя <text:span text:style-name="T21">(пользователь видит </text:span><text:span text:style-name="T22">только свои заказы, </text:span><text:soft-page-break/><text:span text:style-name="T22">редактор видит все заказы и </text:span><text:span text:style-name="T21">)</text:span></text:p>
          <text:list>
            <text:list-item>
              <text:p text:style-name="P41">Идентификатор</text:p>
            </text:list-item>
            <text:list-item>
              <text:p text:style-name="P41">Идентификатор продукта</text:p>
            </text:list-item>
            <text:list-item>
              <text:p text:style-name="P41">Кол-во продукта</text:p>
            </text:list-item>
            <text:list-item>
              <text:p text:style-name="P42">Дата заказа</text:p>
            </text:list-item>
            <text:list-item>
              <text:p text:style-name="P42"><text:span text:style-name="T29">Идентификатор с</text:span>татус<text:span text:style-name="T29">а</text:span> выполнения</text:p>
            </text:list-item>
            <text:list-item>
              <text:p text:style-name="P44">Дата завершения (только когда статус = выполнен)</text:p>
            </text:list-item>
          </text:list>
        </text:list-item>
        <text:list-item>
          <text:p text:style-name="P45">Заказы услуг пользователя</text:p>
          <text:list>
            <text:list-item>
              <text:p text:style-name="P45">Идентификатор</text:p>
            </text:list-item>
            <text:list-item>
              <text:p text:style-name="P45">Идентификатор услуги</text:p>
            </text:list-item>
            <text:list-item>
              <text:p text:style-name="P45">Дата заказа</text:p>
            </text:list-item>
            <text:list-item>
              <text:p text:style-name="P43"><text:span text:style-name="T29">Идентификатор с</text:span>татус<text:span text:style-name="T29">а</text:span> выполнения</text:p>
            </text:list-item>
            <text:list-item>
              <text:p text:style-name="P45">Дата завершения (только когда статус = выполнен)</text:p>
            </text:list-item>
          </text:list>
        </text:list-item>
        <text:list-item>
          <text:p text:style-name="P51">Избранные продукты пользователя</text:p>
          <text:list>
            <text:list-item>
              <text:p text:style-name="P51">Идентификатор</text:p>
            </text:list-item>
            <text:list-item>
              <text:p text:style-name="P51">Идентификатор продукта</text:p>
            </text:list-item>
            <text:list-item>
              <text:p text:style-name="P51">Идентификатор пользователя</text:p>
            </text:list-item>
            <text:list-item>
              <text:p text:style-name="P51">Дата добавления в избранное</text:p>
            </text:list-item>
          </text:list>
        </text:list-item>
        <text:list-item>
          <text:p text:style-name="P45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69">Идентификатор</text:p>
            </text:list-item>
            <text:list-item>
              <text:p text:style-name="P69">Идентификатор продукты</text:p>
            </text:list-item>
            <text:list-item>
              <text:p text:style-name="P46"><text:span text:style-name="T18">И</text:span><text:span text:style-name="T17">дентификатор пользователя</text:span></text:p>
            </text:list-item>
            <text:list-item>
              <text:p text:style-name="P69">Дата реализации (та же что и в таблице «Заказы продуктов пользователя»)</text:p>
            </text:list-item>
            <text:list-item>
              <text:p text:style-name="P69">Кол-во реализованных продуктов</text:p>
            </text:list-item>
          </text:list>
        </text:list-item>
        <text:list-item>
          <text:p text:style-name="P47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69"><text:soft-page-break/>Идентификатор</text:p>
            </text:list-item>
            <text:list-item>
              <text:p text:style-name="P69">Идентификатор услуги</text:p>
            </text:list-item>
            <text:list-item>
              <text:p text:style-name="P48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  <text:list-item>
              <text:p text:style-name="P46"><text:span text:style-name="T18">И</text:span><text:span text:style-name="T17">дентификатор пользователя</text:span></text:p>
            </text:list-item>
          </text:list>
        </text:list-item>
      </text:list>
      <text:list xml:id="list113205507108886" text:continue-list="list272931796" text:style-name="L8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11:32:05.013683395</dc:date>
    <meta:editing-duration>PT3H39M</meta:editing-duration>
    <meta:editing-cycles>43</meta:editing-cycles>
    <meta:generator>LibreOffice/7.3.7.2$Linux_X86_64 LibreOffice_project/30$Build-2</meta:generator>
    <meta:document-statistic meta:table-count="2" meta:image-count="0" meta:object-count="0" meta:page-count="11" meta:paragraph-count="205" meta:word-count="1040" meta:character-count="8069" meta:non-whitespace-character-count="7378"/>
  </office:meta>
</office:document-meta>
</file>